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rsid="00062175" officeooo:paragraph-rsid="00062175"/>
    </style:style>
    <style:style style:name="P2" style:family="paragraph" style:parent-style-name="Standard">
      <style:paragraph-properties fo:text-align="start" style:justify-single-word="false"/>
      <style:text-properties officeooo:rsid="00166804" officeooo:paragraph-rsid="00166804"/>
    </style:style>
    <style:style style:name="P3" style:family="paragraph" style:parent-style-name="Standard">
      <style:paragraph-properties fo:text-align="start" style:justify-single-word="false"/>
      <style:text-properties officeooo:rsid="001bd864" officeooo:paragraph-rsid="001bd864"/>
    </style:style>
    <style:style style:name="P4" style:family="paragraph" style:parent-style-name="Standard">
      <style:paragraph-properties fo:text-align="start" style:justify-single-word="false"/>
      <style:text-properties officeooo:rsid="00263f9c" officeooo:paragraph-rsid="00263f9c"/>
    </style:style>
    <style:style style:name="P5" style:family="paragraph" style:parent-style-name="Standard">
      <style:paragraph-properties fo:text-align="start" style:justify-single-word="false"/>
      <style:text-properties style:font-name="Consolas" fo:font-size="9pt" officeooo:rsid="00148695" officeooo:paragraph-rsid="00148695" style:font-name-asian="Consolas" style:font-size-asian="9pt" style:font-size-complex="9pt"/>
    </style:style>
    <style:style style:name="P6" style:family="paragraph" style:parent-style-name="Standard">
      <style:paragraph-properties fo:text-align="start" style:justify-single-word="false"/>
      <style:text-properties officeooo:paragraph-rsid="004f7adc"/>
    </style:style>
    <style:style style:name="P7" style:family="paragraph" style:parent-style-name="Standard">
      <style:paragraph-properties fo:text-align="start" style:justify-single-word="false"/>
      <style:text-properties fo:color="#3333ff" officeooo:rsid="003eff81" officeooo:paragraph-rsid="003eff81"/>
    </style:style>
    <style:style style:name="P8" style:family="paragraph" style:parent-style-name="Standard">
      <style:paragraph-properties fo:text-align="start" style:justify-single-word="false"/>
      <style:text-properties fo:color="#3333ff" officeooo:rsid="004194ba" officeooo:paragraph-rsid="004194ba"/>
    </style:style>
    <style:style style:name="P9" style:family="paragraph" style:parent-style-name="Standard">
      <style:paragraph-properties fo:text-align="start" style:justify-single-word="false"/>
      <style:text-properties fo:color="#3333ff" officeooo:rsid="0042aed5" officeooo:paragraph-rsid="0042aed5"/>
    </style:style>
    <style:style style:name="P10" style:family="paragraph" style:parent-style-name="Standard">
      <style:paragraph-properties fo:text-align="start" style:justify-single-word="false"/>
      <style:text-properties fo:color="#3333ff" officeooo:rsid="00451608" officeooo:paragraph-rsid="00451608"/>
    </style:style>
    <style:style style:name="P11" style:family="paragraph" style:parent-style-name="Standard">
      <style:paragraph-properties fo:text-align="start" style:justify-single-word="false"/>
      <style:text-properties fo:color="#3333ff" officeooo:rsid="004c03a7" officeooo:paragraph-rsid="004c03a7"/>
    </style:style>
    <style:style style:name="P12" style:family="paragraph" style:parent-style-name="List_20_Paragraph" style:list-style-name="L3">
      <style:paragraph-properties fo:text-align="start" style:justify-single-word="false"/>
      <style:text-properties officeooo:rsid="001bd864" officeooo:paragraph-rsid="001bd864"/>
    </style:style>
    <style:style style:name="P13" style:family="paragraph" style:parent-style-name="List_20_Paragraph" style:list-style-name="L3">
      <style:paragraph-properties fo:text-align="start" style:justify-single-word="false"/>
      <style:text-properties officeooo:rsid="00346ed6" officeooo:paragraph-rsid="00346ed6"/>
    </style:style>
    <style:style style:name="P14" style:family="paragraph" style:parent-style-name="List_20_Paragraph" style:list-style-name="L3">
      <style:paragraph-properties fo:text-align="start" style:justify-single-word="false"/>
      <style:text-properties style:font-name="Times New Roman" fo:font-size="12pt" fo:font-style="normal" officeooo:rsid="0038fdc0" officeooo:paragraph-rsid="0038fdc0" style:font-size-asian="12pt" style:font-style-asian="normal" style:font-name-complex="Times New Roman1" style:font-size-complex="12pt" style:font-style-complex="normal"/>
    </style:style>
    <style:style style:name="P15" style:family="paragraph" style:parent-style-name="List_20_Paragraph" style:list-style-name="L3">
      <style:paragraph-properties fo:text-align="start" style:justify-single-word="false"/>
      <style:text-properties officeooo:rsid="00232ed4" officeooo:paragraph-rsid="00232ed4"/>
    </style:style>
    <style:style style:name="P16" style:family="paragraph" style:parent-style-name="Standard" style:list-style-name="L1">
      <style:paragraph-properties fo:text-align="start" style:justify-single-word="false"/>
      <style:text-properties officeooo:rsid="00062175" officeooo:paragraph-rsid="00062175"/>
    </style:style>
    <style:style style:name="P17" style:family="paragraph" style:parent-style-name="Standard" style:list-style-name="L2">
      <style:paragraph-properties fo:text-align="start" style:justify-single-word="false"/>
      <style:text-properties fo:color="#3333ff" officeooo:rsid="003eff81" officeooo:paragraph-rsid="003eff81"/>
    </style:style>
    <style:style style:name="P18" style:family="paragraph" style:parent-style-name="Standard" style:list-style-name="L2">
      <style:paragraph-properties fo:text-align="start" style:justify-single-word="false"/>
      <style:text-properties fo:color="#3333ff" officeooo:rsid="004194ba" officeooo:paragraph-rsid="004194ba"/>
    </style:style>
    <style:style style:name="P19" style:family="paragraph" style:parent-style-name="Standard">
      <style:paragraph-properties fo:text-align="start" style:justify-single-word="false"/>
      <style:text-properties fo:color="#3333ff" fo:font-style="normal" officeooo:rsid="00451608" officeooo:paragraph-rsid="00451608" style:font-style-asian="normal" style:font-style-complex="normal"/>
    </style:style>
    <style:style style:name="P20" style:family="paragraph" style:parent-style-name="Standard">
      <style:paragraph-properties fo:text-align="start" style:justify-single-word="false"/>
      <style:text-properties fo:color="#3333ff" fo:font-style="normal" officeooo:rsid="00464e68" officeooo:paragraph-rsid="00451608" style:font-style-asian="normal" style:font-style-complex="normal"/>
    </style:style>
    <style:style style:name="P21" style:family="paragraph" style:parent-style-name="Standard">
      <style:paragraph-properties fo:text-align="start" style:justify-single-word="false"/>
      <style:text-properties fo:color="#3333ff" fo:font-style="normal" officeooo:rsid="004f233a" officeooo:paragraph-rsid="004f7adc" style:font-style-asian="normal" style:font-style-complex="normal"/>
    </style:style>
    <style:style style:name="P22" style:family="paragraph" style:parent-style-name="Standard">
      <style:paragraph-properties fo:text-align="start" style:justify-single-word="false"/>
      <style:text-properties fo:color="#3333ff" officeooo:rsid="0042aed5" officeooo:paragraph-rsid="0042aed5"/>
    </style:style>
    <style:style style:name="P23" style:family="paragraph" style:parent-style-name="Standard">
      <style:paragraph-properties fo:text-align="start" style:justify-single-word="false"/>
      <style:text-properties fo:color="#3333ff" officeooo:rsid="005ad958" officeooo:paragraph-rsid="005ad958"/>
    </style:style>
    <style:style style:name="P24" style:family="paragraph" style:parent-style-name="Standard" style:list-style-name="L1">
      <style:paragraph-properties fo:text-align="start" style:justify-single-word="false"/>
      <style:text-properties officeooo:rsid="003174d3" officeooo:paragraph-rsid="003174d3"/>
    </style:style>
    <style:style style:name="P25" style:family="paragraph" style:parent-style-name="Standard" style:list-style-name="L1">
      <style:paragraph-properties fo:text-align="start" style:justify-single-word="false"/>
      <style:text-properties fo:font-style="normal" officeooo:rsid="00320e48" officeooo:paragraph-rsid="003174d3" style:font-style-asian="normal" style:font-style-complex="normal"/>
    </style:style>
    <style:style style:name="P26" style:family="paragraph" style:parent-style-name="Standard">
      <style:paragraph-properties fo:text-align="start" style:justify-single-word="false"/>
      <style:text-properties officeooo:rsid="00263f9c" officeooo:paragraph-rsid="00166804"/>
    </style:style>
    <style:style style:name="P27" style:family="paragraph" style:parent-style-name="Standard" style:list-style-name="L1">
      <style:paragraph-properties fo:text-align="start" style:justify-single-word="false" fo:break-before="page"/>
      <style:text-properties officeooo:rsid="001bd864" officeooo:paragraph-rsid="001bd864"/>
    </style:style>
    <style:style style:name="T1" style:family="text">
      <style:text-properties fo:font-weight="bold" officeooo:rsid="00065aa6" style:font-weight-asian="bold" style:font-weight-complex="bold"/>
    </style:style>
    <style:style style:name="T2" style:family="text">
      <style:text-properties fo:font-weight="bold" officeooo:rsid="000846c5" style:font-weight-asian="bold" style:font-weight-complex="bold"/>
    </style:style>
    <style:style style:name="T3" style:family="text">
      <style:text-properties fo:font-weight="bold" officeooo:rsid="0009826d" style:font-weight-asian="bold" style:font-weight-complex="bold"/>
    </style:style>
    <style:style style:name="T4" style:family="text">
      <style:text-properties fo:font-weight="bold" officeooo:rsid="000aff05" style:font-weight-asian="bold" style:font-weight-complex="bold"/>
    </style:style>
    <style:style style:name="T5" style:family="text">
      <style:text-properties fo:font-weight="bold" officeooo:rsid="00104182" style:font-weight-asian="bold" style:font-weight-complex="bold"/>
    </style:style>
    <style:style style:name="T6" style:family="text">
      <style:text-properties fo:font-weight="bold" officeooo:rsid="0011618e" style:font-weight-asian="bold" style:font-weight-complex="bold"/>
    </style:style>
    <style:style style:name="T7" style:family="text">
      <style:text-properties fo:font-weight="bold" officeooo:rsid="002145d4" style:font-weight-asian="bold" style:font-weight-complex="bold"/>
    </style:style>
    <style:style style:name="T8" style:family="text">
      <style:text-properties officeooo:rsid="000846c5"/>
    </style:style>
    <style:style style:name="T9" style:family="text">
      <style:text-properties fo:font-weight="normal" officeooo:rsid="000846c5" style:font-weight-asian="normal" style:font-weight-complex="normal"/>
    </style:style>
    <style:style style:name="T10" style:family="text">
      <style:text-properties fo:font-weight="normal" officeooo:rsid="00185e5b" style:font-weight-asian="normal" style:font-weight-complex="normal"/>
    </style:style>
    <style:style style:name="T11" style:family="text">
      <style:text-properties officeooo:rsid="000905e5"/>
    </style:style>
    <style:style style:name="T12" style:family="text">
      <style:text-properties style:font-name="Times New Roman" fo:font-size="12pt" style:font-size-asian="12pt" style:font-name-complex="Times New Roman1" style:font-size-complex="12pt"/>
    </style:style>
    <style:style style:name="T13" style:family="text">
      <style:text-properties style:font-name="Times New Roman" fo:font-size="12pt" officeooo:rsid="001fd2af" style:font-size-asian="12pt" style:font-name-complex="Times New Roman1" style:font-size-complex="12pt"/>
    </style:style>
    <style:style style:name="T14" style:family="text">
      <style:text-properties style:font-name="Times New Roman" fo:font-size="12pt" officeooo:rsid="0036a66b" style:font-size-asian="12pt" style:font-name-complex="Times New Roman1" style:font-size-complex="12pt"/>
    </style:style>
    <style:style style:name="T15" style:family="text">
      <style:text-properties style:font-name="Times New Roman" fo:font-size="12pt" fo:font-style="italic" style:font-size-asian="12pt" style:font-style-asian="italic" style:font-name-complex="Times New Roman1" style:font-size-complex="12pt"/>
    </style:style>
    <style:style style:name="T16" style:family="text">
      <style:text-properties style:font-name="Times New Roman" fo:font-size="12pt" fo:font-style="italic" style:font-size-asian="12pt" style:font-style-asian="italic" style:font-name-complex="Times New Roman1" style:font-size-complex="12pt" style:font-style-complex="italic"/>
    </style:style>
    <style:style style:name="T17" style:family="text">
      <style:text-properties style:font-name="Times New Roman" fo:font-size="12pt" fo:font-style="italic" officeooo:rsid="001e0e97" style:font-size-asian="12pt" style:font-style-asian="italic" style:font-name-complex="Times New Roman1" style:font-size-complex="12pt" style:font-style-complex="italic"/>
    </style:style>
    <style:style style:name="T18" style:family="text">
      <style:text-properties style:font-name="Times New Roman" fo:font-size="12pt" fo:font-style="italic" officeooo:rsid="001fd2af" style:font-size-asian="12pt" style:font-style-asian="italic" style:font-name-complex="Times New Roman1" style:font-size-complex="12pt" style:font-style-complex="italic"/>
    </style:style>
    <style:style style:name="T19" style:family="text">
      <style:text-properties style:font-name="Times New Roman" fo:font-size="12pt" fo:font-style="italic" officeooo:rsid="003636a9" style:font-size-asian="12pt" style:font-style-asian="italic" style:font-name-complex="Times New Roman1" style:font-size-complex="12pt" style:font-style-complex="italic"/>
    </style:style>
    <style:style style:name="T20" style:family="text">
      <style:text-properties style:font-name="Times New Roman" fo:font-size="12pt" fo:font-style="italic" officeooo:rsid="0036a66b" style:font-size-asian="12pt" style:font-style-asian="italic" style:font-name-complex="Times New Roman1" style:font-size-complex="12pt" style:font-style-complex="italic"/>
    </style:style>
    <style:style style:name="T21" style:family="text">
      <style:text-properties style:font-name="Times New Roman" fo:font-size="12pt" fo:font-style="normal" style:font-size-asian="12pt" style:font-style-asian="normal" style:font-name-complex="Times New Roman1" style:font-size-complex="12pt" style:font-style-complex="normal"/>
    </style:style>
    <style:style style:name="T22" style:family="text">
      <style:text-properties style:font-name="Times New Roman" fo:font-size="12pt" fo:font-style="normal" officeooo:rsid="001fd2af" style:font-size-asian="12pt" style:font-style-asian="normal" style:font-name-complex="Times New Roman1" style:font-size-complex="12pt" style:font-style-complex="normal"/>
    </style:style>
    <style:style style:name="T23" style:family="text">
      <style:text-properties style:font-name="Times New Roman" fo:font-size="12pt" fo:font-style="normal" officeooo:rsid="002c91cb" style:font-size-asian="12pt" style:font-style-asian="normal" style:font-name-complex="Times New Roman1" style:font-size-complex="12pt" style:font-style-complex="normal"/>
    </style:style>
    <style:style style:name="T24" style:family="text">
      <style:text-properties style:font-name="Times New Roman" fo:font-size="12pt" fo:font-weight="bold" style:font-size-asian="12pt" style:font-weight-asian="bold" style:font-name-complex="Times New Roman1" style:font-size-complex="12pt" style:font-weight-complex="bold"/>
    </style:style>
    <style:style style:name="T25" style:family="text">
      <style:text-properties fo:font-style="normal" style:font-style-asian="normal" style:font-style-complex="normal"/>
    </style:style>
    <style:style style:name="T26" style:family="text">
      <style:text-properties fo:font-style="normal" officeooo:rsid="002fe56e" style:font-style-asian="normal" style:font-style-complex="normal"/>
    </style:style>
    <style:style style:name="T27" style:family="text">
      <style:text-properties fo:font-style="normal" officeooo:rsid="00320e48" style:font-style-asian="normal" style:font-style-complex="normal"/>
    </style:style>
    <style:style style:name="T28" style:family="text">
      <style:text-properties fo:font-style="normal" officeooo:rsid="003212e3" style:font-style-asian="normal" style:font-style-complex="normal"/>
    </style:style>
    <style:style style:name="T29" style:family="text">
      <style:text-properties fo:font-style="normal" officeooo:rsid="003af719" style:font-style-asian="normal" style:font-style-complex="normal"/>
    </style:style>
    <style:style style:name="T30" style:family="text">
      <style:text-properties fo:font-style="normal" officeooo:rsid="00464e68" style:font-style-asian="normal" style:font-style-complex="normal"/>
    </style:style>
    <style:style style:name="T31" style:family="text">
      <style:text-properties fo:font-style="normal" officeooo:rsid="0047e2f8" style:font-style-asian="normal" style:font-style-complex="normal"/>
    </style:style>
    <style:style style:name="T32" style:family="text">
      <style:text-properties fo:font-style="normal" officeooo:rsid="0048c1cd" style:font-style-asian="normal" style:font-style-complex="normal"/>
    </style:style>
    <style:style style:name="T33" style:family="text">
      <style:text-properties fo:font-style="normal" officeooo:rsid="004abc86" style:font-style-asian="normal" style:font-style-complex="normal"/>
    </style:style>
    <style:style style:name="T34" style:family="text">
      <style:text-properties fo:font-style="normal" officeooo:rsid="004d1898" style:font-style-asian="normal" style:font-style-complex="normal"/>
    </style:style>
    <style:style style:name="T35" style:family="text">
      <style:text-properties fo:font-style="normal" officeooo:rsid="004e476f" style:font-style-asian="normal" style:font-style-complex="normal"/>
    </style:style>
    <style:style style:name="T36" style:family="text">
      <style:text-properties fo:font-style="normal" officeooo:rsid="004f233a" style:font-style-asian="normal" style:font-style-complex="normal"/>
    </style:style>
    <style:style style:name="T37" style:family="text">
      <style:text-properties fo:font-style="normal" officeooo:rsid="00512070" style:font-style-asian="normal" style:font-style-complex="normal"/>
    </style:style>
    <style:style style:name="T38" style:family="text">
      <style:text-properties fo:font-style="normal" officeooo:rsid="00524219" style:font-style-asian="normal" style:font-style-complex="normal"/>
    </style:style>
    <style:style style:name="T39" style:family="text">
      <style:text-properties fo:font-style="normal" officeooo:rsid="0054a5b2" style:font-style-asian="normal" style:font-style-complex="normal"/>
    </style:style>
    <style:style style:name="T40" style:family="text">
      <style:text-properties fo:font-style="normal" officeooo:rsid="0054d298" style:font-style-asian="normal" style:font-style-complex="normal"/>
    </style:style>
    <style:style style:name="T41" style:family="text">
      <style:text-properties style:text-underline-style="solid" style:text-underline-width="auto" style:text-underline-color="font-color"/>
    </style:style>
    <style:style style:name="T42" style:family="text">
      <style:text-properties officeooo:rsid="003ec605"/>
    </style:style>
    <style:style style:name="T43" style:family="text">
      <style:text-properties officeooo:rsid="0040858e"/>
    </style:style>
    <style:style style:name="T44" style:family="text">
      <style:text-properties officeooo:rsid="004194ba"/>
    </style:style>
    <style:style style:name="T45" style:family="text">
      <style:text-properties officeooo:rsid="0042aed5"/>
    </style:style>
    <style:style style:name="T46" style:family="text">
      <style:text-properties fo:color="#3333ff" fo:font-style="normal" officeooo:rsid="004f233a" style:font-style-asian="normal" style:font-style-complex="normal"/>
    </style:style>
    <style:style style:name="T47" style:family="text">
      <style:text-properties fo:color="#3333ff" fo:font-style="normal" officeooo:rsid="004f7adc" style:font-style-asian="normal" style:font-style-complex="normal"/>
    </style:style>
    <style:style style:name="T48" style:family="text">
      <style:text-properties officeooo:rsid="0057a22f"/>
    </style:style>
    <style:style style:name="T49" style:family="text">
      <style:text-properties officeooo:rsid="005942b5"/>
    </style:style>
    <style:style style:name="T50" style:family="text">
      <style:text-properties officeooo:rsid="005ad958"/>
    </style:style>
    <style:style style:name="T51" style:family="text">
      <style:text-properties officeooo:rsid="005b9f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121 – Week 3 Worksheet</text:p>
      <text:p text:style-name="P1"/>
      <text:list xml:id="list8700975390316515076" text:style-name="L1">
        <text:list-item>
          <text:p text:style-name="P16">Assume you are working on a calendar application <text:span text:style-name="T8">that works </text:span><text:span text:style-name="T9">from </text:span><text:span text:style-name="T10">year</text:span><text:span text:style-name="T9"> </text:span><text:span text:style-name="T2">1970</text:span><text:span text:style-name="T9"> and above</text:span> with a software team and created the following <text:span text:style-name="T8">function</text:span> for validating an inputted date. You've realized that the code looks rather <text:span text:style-name="T11">hard to read and doesn't display errors</text:span>, and would prefer to re<text:span text:style-name="T42">factor</text:span> it before showing the rest of your team. <text:span text:style-name="T1">In pseudo-code, </text:span><text:span text:style-name="T7">code comments, or</text:span><text:span text:style-name="T3"> </text:span><text:span text:style-name="T6">jotted </text:span><text:span text:style-name="T4">notes</text:span><text:span text:style-name="T1">, explain how you would rewrite the following code segment </text:span><text:span text:style-name="T5">to improve its cleanliness and readability</text:span><text:span text:style-name="T1">.</text:span></text:p>
        </text:list-item>
      </text:list>
      <text:p text:style-name="P5"/>
      <text:p text:style-name="P7">This question was mostly open-ended and was to practice what you would do with <text:span text:style-name="T44">rough drafts of</text:span> code. <text:span text:style-name="T49">There is no “totally” right answer, and I'd like to hear your guys' suggestions for code cleanliness.</text:span></text:p>
      <text:p text:style-name="P7"/>
      <text:p text:style-name="P7">My thoughts on this exercise were:</text:p>
      <text:list xml:id="list6798274204800884123" text:style-name="L2">
        <text:list-item>
          <text:p text:style-name="P17">Change the returns to <text:span text:style-name="T43">a</text:span> boolean flag <text:span text:style-name="T43">that checks for validity</text:span> (<text:span text:style-name="T43">which is</text:span> returned in the end)</text:p>
        </text:list-item>
        <text:list-item>
          <text:p text:style-name="P17">Add error <text:span text:style-name="T43">cout/cerr statements per “flag = false”</text:span></text:p>
        </text:list-item>
        <text:list-item>
          <text:p text:style-name="P18">Use an enum for the months (this is entirely subjective)</text:p>
        </text:list-item>
        <text:list-item>
          <text:p text:style-name="P18">Make a <text:span text:style-name="T48">boolean function for leap year and integer function for months (to get end of month)</text:span></text:p>
        </text:list-item>
        <text:list-item>
          <text:p text:style-name="P18">Add checks for days in the final else statements (again, subjective)</text:p>
        </text:list-item>
        <text:list-item>
          <text:p text:style-name="P18">Change “not” logic for year check</text:p>
        </text:list-item>
        <text:list-item>
          <text:p text:style-name="P18">Change logic for days (to AND logic)</text:p>
        </text:list-item>
        <text:list-item>
          <text:p text:style-name="P18">Change month/day checks to booleans as <text:span text:style-name="T45">well.</text:span></text:p>
        </text:list-item>
      </text:list>
      <text:p text:style-name="P8"/>
      <text:p text:style-name="P8"/>
      <text:p text:style-name="P9">An example of these changes are in the file “validate-week.cpp”</text:p>
      <text:p text:style-name="P9"/>
      <text:list xml:id="list155530060144821" text:continue-list="list8700975390316515076" text:style-name="L1">
        <text:list-item>
          <text:p text:style-name="P27">Write a function that, given a string, outputs (to console) whether or not it is a palindrome.</text:p>
        </text:list-item>
      </text:list>
      <text:p text:style-name="P3"/>
      <text:p text:style-name="P3"><text:tab/><text:span text:style-name="T41">Some notes before working on this:</text:span></text:p>
      <text:list xml:id="list1372352971881937296" text:style-name="L3">
        <text:list-item>
          <text:p text:style-name="P12"><text:span text:style-name="T12">A palindrome is a word or phrase that looks the same when written backwards. </text:span><text:span text:style-name="T19">Ra</text:span><text:span text:style-name="T15">cecar</text:span><text:span text:style-name="T12">, </text:span><text:span text:style-name="T15">a but tuba</text:span><text:span text:style-name="T12">, and </text:span><text:span text:style-name="T15">b</text:span><text:span text:style-name="T12"> are palindromes, but </text:span><text:span text:style-name="T15">palindrome</text:span><text:span text:style-name="T12"> and </text:span><text:span text:style-name="T15">computer</text:span><text:span text:style-name="T12"> are not.</text:span></text:p>
        </text:list-item>
        <text:list-item>
          <text:p text:style-name="P12"><text:span text:style-name="T12">Assume </text:span><text:span text:style-name="T16">using </text:span><text:span text:style-name="T17">namespace std; </text:span><text:span text:style-name="T21">is noted before the definition of this function</text:span></text:p>
        </text:list-item>
        <text:list-item>
          <text:p text:style-name="P12"><text:span text:style-name="T12">A string's characters can be accessed by subscript </text:span><text:span text:style-name="T13">(like an array). For instance, to access the </text:span><text:span text:style-name="T14">second</text:span><text:span text:style-name="T13"> letter of a string called </text:span><text:span text:style-name="T18">str</text:span><text:span text:style-name="T22"> would be </text:span><text:span text:style-name="T18">str[</text:span><text:span text:style-name="T20">1</text:span><text:span text:style-name="T18">]</text:span><text:span text:style-name="T22">.</text:span></text:p>
        </text:list-item>
        <text:list-item>
          <text:p text:style-name="P13"><text:span text:style-name="T23">Y</text:span><text:span text:style-name="T21">ou might want to format the string before checking if it is a palindrome.</text:span></text:p>
        </text:list-item>
        <text:list-item>
          <text:p text:style-name="P14">You can make any number of extra functions to complete this problem.</text:p>
        </text:list-item>
        <text:list-item>
          <text:p text:style-name="P15"><text:span text:style-name="T12">The function is </text:span><text:span text:style-name="T24">only</text:span><text:span text:style-name="T12"> outputting whether or not the word is a palindrome.</text:span></text:p>
        </text:list-item>
      </text:list>
      <text:p text:style-name="P2"/>
      <text:p text:style-name="P2"/>
      <text:p text:style-name="P2"/>
      <text:p text:style-name="P9">My <text:span text:style-name="T50">(</text:span>example<text:span text:style-name="T50">)</text:span> solution of this problem is in the file “palindrome-soln.cpp”. </text:p>
      <text:p text:style-name="P9"/>
      <text:p text:style-name="P23">If you use <text:span text:style-name="T51">the “algorithm” C++ library the string scrubbing can be cleaner (namely use the “find” function). As this is out of the scope of the class I'd rather not talk about it, but if you search “how to erase characters in a string C++” on Google you can find some information about 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text:p text:style-name="P4"/>
      <text:list xml:id="list155531149074540" text:continue-list="list155530060144821" text:style-name="L1">
        <text:list-item>
          <text:p text:style-name="P24"><text:span text:style-name="T26">E</text:span><text:span text:style-name="T25">xplain the differen</text:span><text:span text:style-name="T29">ce</text:span><text:span text:style-name="T25"> between implicit and explicit type conversion, and give </text:span><text:span text:style-name="T28">two </text:span><text:span text:style-name="T27">example scenarios of when you would </text:span><text:span text:style-name="T28">perform type conversion</text:span><text:span text:style-name="T27">.</text:span></text:p>
          <text:p text:style-name="P25"/>
        </text:list-item>
      </text:list>
      <text:p text:style-name="P10"><text:span text:style-name="T27">T</text:span><text:span text:style-name="T25">aken from the words “implicit” and “explicit”, implicit type conversion is when data type conversion is implied, whereas the other is where the type conversion is written in manually.</text:span></text:p>
      <text:p text:style-name="P19"/>
      <text:p text:style-name="P19">Examples of implicit and explicit type conversion:</text:p>
      <text:p text:style-name="P19"><text:tab/>char ch = 'A';</text:p>
      <text:p text:style-name="P10"><text:span text:style-name="T25"><text:tab/>short y = </text:span><text:span text:style-name="T30">ch; <text:s text:c="7"/>// implicit type conversion (uses the </text:span><text:span text:style-name="T39">ASCII </text:span><text:span text:style-name="T30">value of 'A', which is 65)</text:span></text:p>
      <text:p text:style-name="P10"><text:span text:style-name="T30"><text:tab/>int x = 1.8; <text:s text:c="10"/>// another implicit type conversion </text:span><text:span text:style-name="T35">(float to int)</text:span></text:p>
      <text:p text:style-name="P20"/>
      <text:p text:style-name="P10"><text:span text:style-name="T30"><text:tab/></text:span><text:span text:style-name="T31">cout &lt;&lt; char(x); <text:s/>// </text:span><text:span text:style-name="T32">type of explicit call</text:span></text:p>
      <text:p text:style-name="P10"><text:span text:style-name="T32"><text:tab/><text:tab/><text:tab/> <text:s text:c="3"/>// </text:span><text:span text:style-name="T33">other examples: char(x), (char)x, and static_cast&lt;char&gt;(x)</text:span></text:p>
      <text:p text:style-name="P11"><text:span text:style-name="T30">E</text:span><text:span text:style-name="T25">xample scenario</text:span><text:span text:style-name="T34">s</text:span><text:span text:style-name="T25">:</text:span></text:p>
      <text:p text:style-name="P11"><text:span text:style-name="T25"><text:tab/></text:span><text:span text:style-name="T36">Calculator program (adding two numbers and one is an int whereas another a double)</text:span></text:p>
      <text:p text:style-name="P11"><text:span text:style-name="T36"><text:tab/></text:span><text:span text:style-name="T37">Library system (have an array of book </text:span><text:span text:style-name="T38">listings</text:span><text:span text:style-name="T37">, each </text:span><text:span text:style-name="T38">element is accessed by a char/</text:span><text:span text:style-name="T40">ASCII</text:span><text:span text:style-name="T37">)</text:span></text:p>
      <text:p text:style-name="P11"><text:span text:style-name="T37"><text:tab/><text:tab/>- </text:span><text:span text:style-name="T38">Example: “Everybody Poops” would be 'E' and index #5 ( book_list['E' – 65] )</text:span></text:p>
      <text:p text:style-name="P21"/>
      <text:p text:style-name="P6"><text:span text:style-name="T46">M</text:span><text:span text:style-name="T47">ore Info Here: </text:span><text:a xlink:type="simple" xlink:href="http://www.cplusplus.com/doc/tutorial/typecasting/" text:style-name="Internet_20_link" text:visited-style-name="Visited_20_Internet_20_Link">http://www.cplusplus.com/doc/tutorial/typecast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MS PMincho"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PMincho"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22:40:05.193000000</meta:creation-date>
    <dc:date>2015-09-11T15:55:29.175000000</dc:date>
    <meta:editing-duration>PT2H34M13S</meta:editing-duration>
    <meta:editing-cycles>81</meta:editing-cycles>
    <meta:generator>LibreOffice/5.0.1.2$Windows_x86 LibreOffice_project/81898c9f5c0d43f3473ba111d7b351050be20261</meta:generator>
    <meta:document-statistic meta:table-count="0" meta:image-count="0" meta:object-count="0" meta:page-count="2" meta:paragraph-count="36" meta:word-count="582" meta:character-count="3392" meta:non-whitespace-character-count="2826"/>
  </office:meta>
</office:document-meta>
</file>